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439000014D13775D9EFAFD4C101.png" manifest:media-type="image/png"/>
  <manifest:file-entry manifest:full-path="Pictures/10000201000003BC00000394BDEF2CBD35815C41.png" manifest:media-type="image/png"/>
  <manifest:file-entry manifest:full-path="Pictures/1000000000001439000014D13ADA3121D5944964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579835" draw:fill="none" draw:fill-color="#e0efd4" draw:opacity="100%" draw:textarea-horizontal-align="justify" draw:textarea-vertical-align="top" draw:auto-grow-height="false" fo:min-height="14.65cm" fo:min-width="9.1cm"/>
    </style:style>
    <style:style style:name="gr2" style:family="graphic" style:parent-style-name="Objekt_20_ohne_20_Füllung_20_und_20_Lini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3.141cm" fo:min-width="8.8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820f71" draw:fill="none" draw:fill-color="#dfcce4" draw:textarea-horizontal-align="justify" draw:textarea-vertical-align="top" draw:auto-grow-height="false" fo:min-height="14.65cm" fo:min-width="9.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3.01cm" fo:min-width="8.8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0efd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/>
      <style:text-properties style:font-name="FreeMon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dfcce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FreeMon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e181e" style:font-name="FreeMon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9353" style:font-name="FreeMon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599d" style:font-name="FreeMono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b6bd" style:font-name="FreeMono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6cm" svg:height="14.9cm" svg:x="1cm" svg:y="2.5cm">
          <text:p text:style-name="P1"><text:span text:style-name="T1">D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3cm" svg:height="8.9cm" svg:x="1.214cm" svg:y="4.668cm">
          <draw:image xlink:href="Pictures/10000201000003BC00000394BDEF2CBD35815C41.png" xlink:type="simple" xlink:show="embed" xlink:actuate="onLoad">
            <text:p/>
          </draw:image>
        </draw:frame>
        <draw:custom-shape draw:style-name="gr3" draw:text-style-name="P5" draw:layer="layout" svg:width="9.3cm" svg:height="3.391cm" svg:x="1.15cm" svg:y="13.74cm">
          <text:p text:style-name="P4"><text:span text:style-name="T2"># GeoJSON</text:span></text:p>
          <text:p text:style-name="P4"><text:span text:style-name="T2">{</text:span></text:p>
          <text:p text:style-name="P4"><text:span text:style-name="T2"><text:s text:c="2"/></text:span><text:span text:style-name="T2">...,</text:span></text:p>
          <text:p text:style-name="P4"><text:span text:style-name="T2"><text:s text:c="2"/></text:span><text:span text:style-name="T3">"features"</text:span><text:span text:style-name="T2">: [ {</text:span></text:p>
          <text:p text:style-name="P4"><text:span text:style-name="T2"><text:s text:c="4"/></text:span><text:span text:style-name="T4">"geometry"</text:span><text:span text:style-name="T2">: {</text:span></text:p>
          <text:p text:style-name="P4"><text:span text:style-name="T2"><text:s text:c="6"/></text:span><text:span text:style-name="T5">"type"</text:span><text:span text:style-name="T2">: "MultiPolygon",</text:span></text:p>
          <text:p text:style-name="P4"><text:span text:style-name="T2"><text:s text:c="6"/></text:span><text:span text:style-name="T2">"coordinates":[[[[</text:span><text:span text:style-name="T6">410260.09</text:span><text:span text:style-name="T2">,</text:span><text:span text:style-name="T6">5476786.39</text:span><text:span text:style-name="T2">],...]]],</text:span></text:p>
          <text:p text:style-name="P4"><text:span text:style-name="T2"><text:s text:c="6"/></text:span><text:span text:style-name="T2">}, ...</text:span></text:p>
          <text:p text:style-name="P4"><text:span text:style-name="T2"><text:s text:c="2"/></text:span><text:span text:style-name="T2">}</text:span></text:p>
          <text:p text:style-name="P4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.6cm" svg:height="14.9cm" svg:x="19.08cm" svg:y="2.5cm">
          <text:p text:style-name="P1"><text:span text:style-name="T1">Vad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3cm" svg:height="8.832cm" svg:x="19.23cm" svg:y="4.668cm">
          <draw:image xlink:href="Pictures/1000000000001439000014D13ADA3121D5944964.pdf" xlink:type="simple" xlink:show="embed" xlink:actuate="onLoad">
            <text:p/>
          </draw:image>
          <draw:image xlink:href="Pictures/1000000000001439000014D13775D9EFAFD4C101.png" xlink:type="simple" xlink:show="embed" xlink:actuate="onLoad"/>
        </draw:frame>
        <draw:custom-shape draw:style-name="gr5" draw:text-style-name="P5" draw:layer="layout" svg:width="9.3cm" svg:height="3.26cm" svg:x="19.23cm" svg:y="13.74cm">
          <text:p text:style-name="P4"><text:span text:style-name="T2"># JSON-Based Input File</text:span></text:p>
          <text:p text:style-name="P4"><text:span text:style-name="T2">{</text:span></text:p>
          <text:p text:style-name="P4"><text:span text:style-name="T2"><text:s text:c="2"/></text:span><text:span text:style-name="T2">... <text:s/></text:span></text:p>
          <text:p text:style-name="P4"><text:span text:style-name="T2"><text:s text:c="2"/></text:span><text:span text:style-name="T3">"obstacles"</text:span><text:span text:style-name="T2"> : [ {</text:span></text:p>
          <text:p text:style-name="P4"><text:span text:style-name="T2"><text:s text:c="4"/></text:span><text:span text:style-name="T4">"shape"</text:span><text:span text:style-name="T2"> : {</text:span></text:p>
          <text:p text:style-name="P4"><text:span text:style-name="T2"><text:s text:c="6"/></text:span><text:span text:style-name="T5">"type"</text:span><text:span text:style-name="T2"> : "POLYGON",</text:span></text:p>
          <text:p text:style-name="P4"><text:span text:style-name="T2"><text:s text:c="6"/></text:span><text:span text:style-name="T2">"points" : [ { "x" : </text:span><text:span text:style-name="T6">33.95</text:span><text:span text:style-name="T2">, "y" : </text:span><text:span text:style-name="T6">113.67</text:span><text:span text:style-name="T2"> },..]</text:span></text:p>
          <text:p text:style-name="P4"><text:span text:style-name="T2"><text:s text:c="4"/></text:span><text:span text:style-name="T2">}, ...</text:span></text:p>
          <text:p text:style-name="P4"><text:span text:style-name="T2"><text:s text:c="2"/></text:span><text:span text:style-name="T2">}</text:span></text:p>
          <text:p text:style-name="P4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0.6cm" svg:y1="9.95cm" svg:x2="19.08cm" svg:y2="9.95cm" svg:d="M10600 9950h8480" svg:viewBox="0 0 8481 1">
          <text:p text:style-name="P1">Self-written script</text:p>
          <text:p text:style-name="P1">geojson2vadere.p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2-08T11:07:39.226146652</meta:creation-date>
    <dc:date>2019-02-08T15:09:58.001988446</dc:date>
    <dc:creator>Benedikt Kleinmeier</dc:creator>
    <meta:editing-duration>PT50M51S</meta:editing-duration>
    <meta:editing-cycles>9</meta:editing-cycles>
    <meta:generator>LibreOffice/6.0.7.3$Linux_X86_64 LibreOffice_project/00m0$Build-3</meta:generator>
    <meta:document-statistic meta:object-count="7"/>
  </office:meta>
</office:document-meta>
</file>